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919cm" fo:min-width="0.669cm"/>
    </style:style>
    <style:style style:name="gr4" style:family="graphic" style:parent-style-name="standard">
      <style:graphic-properties draw:fill="solid" draw:fill-color="#0099ff" draw:textarea-horizontal-align="justify" draw:textarea-vertical-align="middle" draw:auto-grow-height="false" fo:min-height="1.401cm" fo:min-width="1.151cm"/>
    </style:style>
    <style:style style:name="gr5" style:family="graphic" style:parent-style-name="standard">
      <style:graphic-properties svg:stroke-color="#000000" draw:fill="solid" draw:fill-color="#ffff00" draw:textarea-vertical-align="middle" draw:auto-grow-height="false" fo:min-height="0.259cm" fo:min-width="0.263cm"/>
    </style:style>
    <style:style style:name="gr6" style:family="graphic" style:parent-style-name="standard">
      <style:graphic-properties svg:stroke-color="#000000" draw:fill="solid" draw:fill-color="#ffff00" draw:textarea-vertical-align="middle" draw:auto-grow-height="false" fo:min-height="0.258cm" fo:min-width="0.262cm"/>
    </style:style>
    <style:style style:name="gr7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</style:style>
    <style:style style:name="gr8" style:family="graphic" style:parent-style-name="objectwithoutfill">
      <style:graphic-properties draw:stroke="dash" draw:stroke-dash="Fine_20_Dashed" svg:stroke-color="#000000" draw:marker-start="Symmetric_20_Arrow" draw:marker-start-width="0.305cm" draw:marker-end="" draw:marker-end-width="0.3cm" draw:fill="solid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111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 draw:fill-color="#cccccc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0099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ff0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733cm" svg:height="0.645cm" svg:x="8.31cm" svg:y="7.41cm">
          <draw:text-box>
            <text:p text:style-name="P1"><text:span text:style-name="T1">txd = dmaengine_prep_dma_cyclic(chan, …, DMA_OOB_INTERRUPT);</text:span></text:p>
          </draw:text-box>
        </draw:frame>
        <draw:frame draw:style-name="gr2" draw:text-style-name="P3" draw:layer="layout" svg:width="6.213cm" svg:height="1.039cm" svg:x="8.31cm" svg:y="8.011cm">
          <draw:text-box>
            <text:p text:style-name="P1"><text:span text:style-name="T1">txd→callback = your_oob_callback;</text:span></text:p>
            <text:p text:style-name="P1"><text:span text:style-name="T1">txd→callback_param = your_param;</text:span></text:p>
          </draw:text-box>
        </draw:frame>
        <draw:frame draw:style-name="gr1" draw:text-style-name="P2" draw:layer="layout" svg:width="4.265cm" svg:height="0.645cm" svg:x="8.31cm" svg:y="9.011cm">
          <draw:text-box>
            <text:p text:style-name="P1"><text:span text:style-name="T1">dmaengine_submit(txd);</text:span></text:p>
          </draw:text-box>
        </draw:frame>
        <draw:frame draw:style-name="gr1" draw:text-style-name="P2" draw:layer="layout" svg:width="6.903cm" svg:height="0.645cm" svg:x="8.311cm" svg:y="9.412cm">
          <draw:text-box>
            <text:p text:style-name="P1"><text:span text:style-name="T1">dmaengine_async_issue_pending(chan);</text:span></text:p>
          </draw:text-box>
        </draw:frame>
        <draw:custom-shape draw:style-name="gr3" draw:text-style-name="P4" draw:layer="layout" svg:width="1.651cm" svg:height="1.651cm" svg:x="9.803cm" svg:y="11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1.651cm" svg:x="2.973cm" svg:y="11.01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797cm" svg:height="0.725cm" svg:x="9.748cm" svg:y="12.834cm">
          <draw:text-box>
            <text:p text:style-name="P1">Device</text:p>
          </draw:text-box>
        </draw:frame>
        <draw:frame draw:style-name="gr1" draw:text-style-name="P3" draw:layer="layout" svg:width="1.73cm" svg:height="0.725cm" svg:x="2.949cm" svg:y="12.835cm">
          <draw:text-box>
            <text:p text:style-name="P1">Kernel</text:p>
          </draw:text-box>
        </draw:frame>
        <draw:custom-shape draw:style-name="gr5" draw:text-style-name="P6" draw:layer="layout" svg:width="0.762cm" svg:height="0.508cm" svg:x="8.796cm" svg:y="11.50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6" draw:layer="layout" svg:width="0.762cm" svg:height="0.508cm" svg:x="8.844cm" svg:y="11.792cm">
          <text:p/>
          <draw:enhanced-geometry svg:viewBox="0 0 21600 21600" draw:text-areas="0 0 21600 21600" draw:mirror-vertical="tru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7" draw:layer="layout" svg:x1="4.743cm" svg:y1="11.358cm" svg:x2="8.68cm" svg:y2="11.358cm">
          <text:p/>
        </draw:line>
        <draw:line draw:style-name="gr8" draw:text-style-name="P7" draw:layer="layout" svg:x1="4.743cm" svg:y1="12.514cm" svg:x2="8.68cm" svg:y2="12.514cm">
          <text:p/>
        </draw:line>
        <draw:frame draw:style-name="gr1" draw:text-style-name="P9" draw:layer="layout" svg:width="3.241cm" svg:height="0.569cm" svg:x="5.192cm" svg:y="10.79cm">
          <draw:text-box>
            <text:p text:style-name="P8"><text:span text:style-name="T2">DMA_MEM_TO_DEV</text:span></text:p>
          </draw:text-box>
        </draw:frame>
        <draw:frame draw:style-name="gr1" draw:text-style-name="P9" draw:layer="layout" svg:width="3.241cm" svg:height="0.569cm" svg:x="5.193cm" svg:y="11.943cm">
          <draw:text-box>
            <text:p text:style-name="P8"><text:span text:style-name="T2">DMA_DEV_TO_MEM</text:span></text:p>
          </draw:text-box>
        </draw:frame>
        <draw:custom-shape draw:style-name="gr9" draw:text-style-name="P10" draw:layer="layout" svg:width="0.508cm" svg:height="1.143cm" svg:x="3.177cm" svg:y="9.776cm">
          <text:p/>
          <draw:enhanced-geometry svg:viewBox="0 0 640 861" draw:text-areas="257 295 414 566" draw:mirror-horizontal="true" draw:type="non-primitive" draw:enhanced-path="M 640 233 L 221 293 506 12 367 0 29 406 431 347 145 645 99 520 0 861 326 765 209 711 640 233 640 233 Z N"/>
        </draw:custom-shape>
        <draw:frame draw:style-name="gr1" draw:text-style-name="P9" draw:layer="layout" svg:width="4.236cm" svg:height="0.569cm" svg:x="1.269cm" svg:y="9.097cm">
          <draw:text-box>
            <text:p text:style-name="P1"><text:span text:style-name="T2">Out-of-band completion ev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4-14T18:36:38.063621827</meta:creation-date>
    <dc:date>2020-04-15T11:10:34.555149293</dc:date>
    <dc:creator>Philippe GERUM</dc:creator>
    <meta:editing-duration>PT16H33M50S</meta:editing-duration>
    <meta:editing-cycles>13</meta:editing-cycles>
    <meta:generator>LibreOffice/6.3.5.2$Linux_X86_64 LibreOffice_project/30$Build-2</meta:generator>
    <meta:document-statistic meta:object-count="16"/>
  </office:meta>
</office:document-meta>
</file>